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51">
      <style:paragraph-properties fo:text-align="center"/>
    </style:style>
    <style:style style:family="table-cell" style:name="a5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54">
      <style:table-row-properties style:row-height="0.38676in"/>
    </style:style>
    <style:style style:family="text" style:name="a555">
      <style:text-properties fo:language="en" fo:country="GB"/>
    </style:style>
    <style:style style:family="text" style:name="a556">
      <style:text-properties fo:language="pt" fo:country="PT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5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59">
      <style:table-row-properties style:row-height="0.38676in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366">
      <style:table-properties style:writing-mode="lr-tb"/>
    </style:style>
    <style:style style:family="table-column" style:name="a367">
      <style:table-column-properties style:column-width="1.88572in"/>
    </style:style>
    <style:style style:family="table-row" style:name="a368">
      <style:table-row-properties style:row-height="0.40556in"/>
    </style:style>
    <style:style style:family="text" style:name="a369">
      <style:text-properties fo:language="en" fo:country="GB"/>
    </style:style>
    <style:style style:family="text" style:name="a560">
      <style:text-properties fo:language="en" fo:country="GB"/>
    </style:style>
    <style:style style:family="text" style:name="a561">
      <style:text-properties fo:language="pt" fo:country="PT"/>
    </style:style>
    <style:style style:family="paragraph" style:name="a562">
      <style:paragraph-properties fo:text-align="center"/>
    </style:style>
    <style:style style:family="table-cell" style:name="a5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65">
      <style:table-row-properties style:row-height="0.38676in"/>
    </style:style>
    <style:style style:family="text" style:name="a566">
      <style:text-properties fo:language="en" fo:country="GB"/>
    </style:style>
    <style:style style:family="text" style:name="a567">
      <style:text-properties fo:language="pt" fo:country="PT"/>
    </style:style>
    <style:style style:family="paragraph" style:name="a568">
      <style:paragraph-properties fo:text-align="center"/>
    </style:style>
    <style:style style:family="paragraph" style:name="a400">
      <style:paragraph-properties fo:text-align="center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403">
      <style:table-row-properties style:row-height="0.40556in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language="en" fo:country="GB"/>
    </style:style>
    <style:style style:family="graphic" style:name="a7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05">
      <style:text-properties fo:language="pt" fo:country="PT"/>
    </style:style>
    <style:style style:family="drawing-page" style:name="a7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6">
      <style:paragraph-properties fo:text-align="center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language="pt" fo:country="PT"/>
    </style:style>
    <style:style style:family="table-row" style:name="a409">
      <style:table-row-properties style:row-height="0.40556in"/>
    </style:style>
    <style:style style:family="graphic" style:name="a76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text-align="center"/>
    </style:style>
    <style:style style:family="table" style:name="a769">
      <style:table-properties style:writing-mode="lr-tb"/>
    </style:style>
    <style:style style:family="table-cell" style:name="a3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374">
      <style:table-row-properties style:row-height="0.40556in"/>
    </style:style>
    <style:style style:family="table-row" style:name="a600">
      <style:table-row-properties style:row-height="0.40556in"/>
    </style:style>
    <style:style style:family="text" style:name="a375">
      <style:text-properties fo:language="en" fo:country="GB"/>
    </style:style>
    <style:style style:family="text" style:name="a601">
      <style:text-properties fo:language="en" fo:country="GB"/>
    </style:style>
    <style:style style:family="text" style:name="a376">
      <style:text-properties fo:language="pt" fo:country="PT"/>
    </style:style>
    <style:style style:family="text" style:name="a602">
      <style:text-properties fo:language="pt" fo:country="PT"/>
    </style:style>
    <style:style style:family="paragraph" style:name="a377">
      <style:paragraph-properties fo:text-align="center"/>
    </style:style>
    <style:style style:family="paragraph" style:name="a603">
      <style:paragraph-properties fo:text-align="center"/>
    </style:style>
    <style:style style:family="table-cell" style:name="a3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06">
      <style:table-row-properties style:row-height="0.40556in"/>
    </style:style>
    <style:style style:family="text" style:name="a607">
      <style:text-properties fo:language="en" fo:country="GB"/>
    </style:style>
    <style:style style:family="text" style:name="a608">
      <style:text-properties fo:language="pt" fo:country="PT"/>
    </style:style>
    <style:style style:family="table-cell" style:name="a5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row" style:name="a571">
      <style:table-row-properties style:row-height="0.38676in"/>
    </style:style>
    <style:style style:family="text" style:name="a572">
      <style:text-properties fo:language="en" fo:country="GB"/>
    </style:style>
    <style:style style:family="text" style:name="a573">
      <style:text-properties fo:language="pt" fo:country="PT"/>
    </style:style>
    <style:style style:family="paragraph" style:name="a574">
      <style:paragraph-properties fo:text-align="center"/>
    </style:style>
    <style:style style:family="paragraph" style:name="a800">
      <style:paragraph-properties fo:text-align="center"/>
    </style:style>
    <style:style style:family="table-cell" style:name="a5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577">
      <style:table-properties style:writing-mode="lr-tb"/>
    </style:style>
    <style:style style:family="table-cell" style:name="a8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578">
      <style:table-column-properties style:column-width="1.88572in"/>
    </style:style>
    <style:style style:family="table-row" style:name="a803">
      <style:table-row-properties style:row-height="0.40556in"/>
    </style:style>
    <style:style style:family="table-row" style:name="a579">
      <style:table-row-properties style:row-height="0.40556in"/>
    </style:style>
    <style:style style:family="text" style:name="a804">
      <style:text-properties fo:language="en" fo:country="GB"/>
    </style:style>
    <style:style style:family="text" style:name="a805">
      <style:text-properties fo:language="pt" fo:country="PT"/>
    </style:style>
    <style:style style:family="paragraph" style:name="a806">
      <style:paragraph-properties fo:text-align="center"/>
    </style:style>
    <style:style style:family="text" style:name="a410">
      <style:text-properties fo:language="en" fo:country="GB"/>
    </style:style>
    <style:style style:family="text" style:name="a411">
      <style:text-properties fo:language="pt" fo:country="PT"/>
    </style:style>
    <style:style style:family="table-cell" style:name="a8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770">
      <style:table-column-properties style:column-width="1.88572in"/>
    </style:style>
    <style:style style:family="paragraph" style:name="a412">
      <style:paragraph-properties fo:text-align="center"/>
    </style:style>
    <style:style style:family="table" style:name="a809">
      <style:table-properties style:writing-mode="lr-tb"/>
    </style:style>
    <style:style style:family="table-row" style:name="a771">
      <style:table-row-properties style:row-height="0.38039in"/>
    </style:style>
    <style:style style:family="text" style:name="a772">
      <style:text-properties fo:language="en" fo:country="GB"/>
    </style:style>
    <style:style style:family="table-cell" style:name="a4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3">
      <style:text-properties fo:language="pt" fo:country="PT"/>
    </style:style>
    <style:style style:family="drawing-page" style:name="a4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4">
      <style:paragraph-properties fo:text-align="center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777">
      <style:table-row-properties style:row-height="0.40556in"/>
    </style:style>
    <style:style style:family="table-row" style:name="a380">
      <style:table-row-properties style:row-height="0.40556in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8">
      <style:text-properties fo:language="en" fo:country="GB"/>
    </style:style>
    <style:style style:family="text" style:name="a381">
      <style:text-properties fo:language="en" fo:country="GB"/>
    </style:style>
    <style:style style:family="text" style:name="a382">
      <style:text-properties fo:language="pt" fo:country="PT"/>
    </style:style>
    <style:style style:family="text" style:name="a779">
      <style:text-properties fo:language="pt" fo:country="PT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3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385">
      <style:table-row-properties style:row-height="0.40556in"/>
    </style:style>
    <style:style style:family="table-row" style:name="a611">
      <style:table-row-properties style:row-height="0.40556in"/>
    </style:style>
    <style:style style:family="text" style:name="a386">
      <style:text-properties fo:language="en" fo:country="GB"/>
    </style:style>
    <style:style style:family="text" style:name="a612">
      <style:text-properties fo:language="en" fo:country="GB"/>
    </style:style>
    <style:style style:family="text" style:name="a387">
      <style:text-properties fo:language="pt" fo:country="PT"/>
    </style:style>
    <style:style style:family="text" style:name="a613">
      <style:text-properties fo:language="pt" fo:country="PT"/>
    </style:style>
    <style:style style:family="paragraph" style:name="a388">
      <style:paragraph-properties fo:text-align="center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6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16">
      <style:table-row-properties style:row-height="0.40556in"/>
    </style:style>
    <style:style style:family="text" style:name="a617">
      <style:text-properties fo:language="en" fo:country="GB"/>
    </style:style>
    <style:style style:family="text" style:name="a618">
      <style:text-properties fo:language="pt" fo:country="PT"/>
    </style:style>
    <style:style style:family="text" style:name="a580">
      <style:text-properties fo:language="en" fo:country="GB"/>
    </style:style>
    <style:style style:family="paragraph" style:name="a619">
      <style:paragraph-properties fo:text-align="center"/>
    </style:style>
    <style:style style:family="text" style:name="a581">
      <style:text-properties fo:language="pt" fo:country="PT"/>
    </style:style>
    <style:style style:family="paragraph" style:name="a582">
      <style:paragraph-properties fo:text-align="center"/>
    </style:style>
    <style:style style:family="table-cell" style:name="a5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85">
      <style:table-row-properties style:row-height="0.40556in"/>
    </style:style>
    <style:style style:family="table-column" style:name="a810">
      <style:table-column-properties style:column-width="1.88572in"/>
    </style:style>
    <style:style style:family="text" style:name="a586">
      <style:text-properties fo:language="en" fo:country="GB"/>
    </style:style>
    <style:style style:family="table-row" style:name="a811">
      <style:table-row-properties style:row-height="0.37302in"/>
    </style:style>
    <style:style style:family="text" style:name="a587">
      <style:text-properties fo:language="pt" fo:country="PT"/>
    </style:style>
    <style:style style:family="text" style:name="a812">
      <style:text-properties fo:language="en" fo:country="GB"/>
    </style:style>
    <style:style style:family="paragraph" style:name="a588">
      <style:paragraph-properties fo:text-align="center"/>
    </style:style>
    <style:style style:family="text" style:name="a813">
      <style:text-properties fo:language="pt" fo:country="PT"/>
    </style:style>
    <style:style style:family="paragraph" style:name="a814">
      <style:paragraph-properties fo:text-align="center"/>
    </style:style>
    <style:style style:family="table-cell" style:name="a8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17">
      <style:table-row-properties style:row-height="0.40556in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language="en" fo:country="GB"/>
    </style:style>
    <style:style style:family="paragraph" style:name="a780">
      <style:paragraph-properties fo:text-align="center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language="pt" fo:country="PT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7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425">
      <style:graphic-properties draw:fill="none" draw:stroke="solid" svg:stroke-width="0.00694in" svg:stroke-color="#4472c4" draw:marker-end="a424" svg:stroke-opacity="100%" draw:stroke-linejoin="miter" svg:stroke-linecap="butt"/>
    </style:style>
    <style:style style:family="graphic" style:name="a784">
      <style:graphic-properties draw:fill="none" draw:stroke="solid" svg:stroke-width="0.00694in" svg:stroke-color="#4472c4" draw:marker-end="a783" svg:stroke-opacity="100%" draw:stroke-linejoin="miter" svg:stroke-linecap="butt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draw:fill="none" draw:stroke="solid" svg:stroke-width="0.00694in" svg:stroke-color="#4472c4" draw:marker-end="a426" svg:stroke-opacity="100%" draw:stroke-linejoin="miter" svg:stroke-linecap="butt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draw:fill="none" draw:stroke="solid" svg:stroke-width="0.00694in" svg:stroke-color="#4472c4" draw:marker-end="a428" svg:stroke-opacity="100%" draw:stroke-linejoin="miter" svg:stroke-linecap="butt"/>
    </style:style>
    <style:style style:family="graphic" style:name="a7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row" style:name="a391">
      <style:table-row-properties style:row-height="0.40556in"/>
    </style:style>
    <style:style style:family="text" style:name="a392">
      <style:text-properties fo:language="en" fo:country="GB"/>
    </style:style>
    <style:style style:family="table" style:name="a789">
      <style:table-properties style:writing-mode="lr-tb"/>
    </style:style>
    <style:style style:family="text" style:name="a393">
      <style:text-properties fo:language="pt" fo:country="PT"/>
    </style:style>
    <style:style style:family="paragraph" style:name="a394">
      <style:paragraph-properties fo:text-align="center"/>
    </style:style>
    <style:style style:family="table-cell" style:name="a6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3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397">
      <style:table-row-properties style:row-height="0.40556in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language="en" fo:country="GB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language="pt" fo:country="PT"/>
    </style:style>
    <style:style style:family="graphic" style:name="a62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27">
      <style:graphic-properties draw:fill="none" draw:stroke="solid" svg:stroke-width="0.00694in" svg:stroke-color="#4472c4" draw:marker-end="a626" svg:stroke-opacity="100%" draw:stroke-linejoin="miter" svg:stroke-linecap="butt"/>
    </style:style>
    <style:style style:family="table" style:name="a628">
      <style:table-properties style:writing-mode="lr-tb"/>
    </style:style>
    <style:style style:family="table-cell" style:name="a5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629">
      <style:table-column-properties style:column-width="1.88572in"/>
    </style:style>
    <style:style style:family="graphic" style:name="a592">
      <style:graphic-properties draw:fill="none" draw:stroke="solid" svg:stroke-width="0.00694in" svg:stroke-color="#4472c4" draw:marker-end="a591" svg:stroke-opacity="100%" draw:stroke-linejoin="miter" svg:stroke-linecap="butt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graphic" style:name="a5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8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5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598">
      <style:table-properties style:writing-mode="lr-tb"/>
    </style:style>
    <style:style style:family="graphic" style:name="a823">
      <style:graphic-properties draw:fill="none" draw:stroke="solid" svg:stroke-width="0.00694in" svg:stroke-color="#4472c4" draw:marker-end="a822" svg:stroke-opacity="100%" draw:stroke-linejoin="miter" svg:stroke-linecap="butt"/>
    </style:style>
    <style:style style:family="table-column" style:name="a599">
      <style:table-column-properties style:column-width="1.88572in"/>
    </style:style>
    <style:style style:family="graphic" style:name="a825">
      <style:graphic-properties draw:fill="none" draw:stroke="solid" svg:stroke-width="0.00694in" svg:stroke-color="#4472c4" draw:marker-end="a824" svg:stroke-opacity="100%" draw:stroke-linejoin="miter" svg:stroke-linecap="butt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790">
      <style:table-column-properties style:column-width="1.88572in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row" style:name="a791">
      <style:table-row-properties style:row-height="0.40556in"/>
    </style:style>
    <style:style style:family="graphic" style:name="a4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92">
      <style:text-properties fo:language="en" fo:country="G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language="pt" fo:country="PT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text-align="center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7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97">
      <style:table-row-properties style:row-height="0.40556in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language="en" fo:country="GB"/>
    </style:style>
    <style:style style:family="text" style:name="a799">
      <style:text-properties fo:language="pt" fo:country="PT"/>
    </style:style>
    <style:style style:family="table-row" style:name="a630">
      <style:table-row-properties style:row-height="0.42309in"/>
    </style:style>
    <style:style style:family="text" style:name="a631">
      <style:text-properties fo:language="en" fo:country="GB"/>
    </style:style>
    <style:style style:family="text" style:name="a632">
      <style:text-properties fo:language="pt" fo:country="PT"/>
    </style:style>
    <style:style style:family="paragraph" style:name="a633">
      <style:paragraph-properties fo:text-align="center"/>
    </style:style>
    <style:style style:family="table-cell" style:name="a6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36">
      <style:table-row-properties style:row-height="0.38676in"/>
    </style:style>
    <style:style style:family="text" style:name="a637">
      <style:text-properties fo:language="en" fo:country="GB"/>
    </style:style>
    <style:style style:family="text" style:name="a638">
      <style:text-properties fo:language="pt" fo:country="PT"/>
    </style:style>
    <style:style style:family="paragraph" style:name="a639">
      <style:paragraph-properties fo:text-align="center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" style:name="a834">
      <style:table-properties style:writing-mode="lr-tb"/>
    </style:style>
    <style:style style:family="table-column" style:name="a835">
      <style:table-column-properties style:column-width="1.88572in"/>
    </style:style>
    <style:style style:family="table-row" style:name="a836">
      <style:table-row-properties style:row-height="0.35276in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language="en" fo:country="GB"/>
    </style:style>
    <style:style style:family="graphic" style:name="a4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8">
      <style:text-properties fo:language="pt" fo:country="PT"/>
    </style:style>
    <style:style style:family="table" style:name="a442">
      <style:table-properties style:writing-mode="lr-tb"/>
    </style:style>
    <style:style style:family="paragraph" style:name="a839">
      <style:paragraph-properties fo:text-align="center"/>
    </style:style>
    <style:style style:family="table-column" style:name="a443">
      <style:table-column-properties style:column-width="1.88572in"/>
    </style:style>
    <style:style style:family="table-row" style:name="a444">
      <style:table-row-properties style:row-height="0.40556in"/>
    </style:style>
    <style:style style:family="text" style:name="a445">
      <style:text-properties fo:language="en" fo:country="GB"/>
    </style:style>
    <style:style style:family="text" style:name="a446">
      <style:text-properties fo:language="pt" fo:country="PT"/>
    </style:style>
    <style:style style:family="paragraph" style:name="a447">
      <style:paragraph-properties fo:text-align="center"/>
    </style:style>
    <style:style style:family="table-cell" style:name="a4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642">
      <style:table-properties style:writing-mode="lr-tb"/>
    </style:style>
    <style:style style:family="table-column" style:name="a643">
      <style:table-column-properties style:column-width="1.88572in"/>
    </style:style>
    <style:style style:family="table-row" style:name="a644">
      <style:table-row-properties style:row-height="0.35276in"/>
    </style:style>
    <style:style style:family="text" style:name="a645">
      <style:text-properties fo:language="en" fo:country="GB"/>
    </style:style>
    <style:style style:family="text" style:name="a646">
      <style:text-properties fo:language="pt" fo:country="PT"/>
    </style:style>
    <style:style style:family="paragraph" style:name="a647">
      <style:paragraph-properties fo:text-align="center"/>
    </style:style>
    <style:style style:family="table-cell" style:name="a6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8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row" style:name="a450">
      <style:table-row-properties style:row-height="0.40556in"/>
    </style:style>
    <style:style style:family="graphic" style:name="a847">
      <style:graphic-properties draw:fill="none" draw:stroke="solid" svg:stroke-width="0.00694in" svg:stroke-color="#4472c4" draw:marker-end="a846" svg:stroke-opacity="100%" draw:stroke-linejoin="miter" svg:stroke-linecap="butt"/>
    </style:style>
    <style:style style:family="text" style:name="a451">
      <style:text-properties fo:language="en" fo:country="GB"/>
    </style:style>
    <style:style style:family="graphic" style:name="a848">
      <style:graphic-properties draw:fill="none" draw:stroke="solid" svg:stroke-width="0.01389in" svg:stroke-color="#ff0000" svg:stroke-opacity="100%" draw:stroke-linejoin="miter" svg:stroke-linecap="butt"/>
    </style:style>
    <style:style style:family="text" style:name="a452">
      <style:text-properties fo:language="pt" fo:country="PT"/>
    </style:style>
    <style:style style:family="graphic" style:name="a849">
      <style:graphic-properties draw:fill="none" draw:stroke="solid" svg:stroke-width="0.01389in" svg:stroke-color="#ff0000" svg:stroke-opacity="100%" draw:stroke-linejoin="miter" svg:stroke-linecap="butt"/>
    </style:style>
    <style:style style:family="paragraph" style:name="a453">
      <style:paragraph-properties fo:text-align="center"/>
    </style:style>
    <style:style style:family="table-cell" style:name="a4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456">
      <style:table-properties style:writing-mode="lr-tb"/>
    </style:style>
    <style:style style:family="table-column" style:name="a457">
      <style:table-column-properties style:column-width="1.88572in"/>
    </style:style>
    <style:style style:family="table-row" style:name="a458">
      <style:table-row-properties style:row-height="0.42309in"/>
    </style:style>
    <style:style style:family="text" style:name="a459">
      <style:text-properties fo:language="en" fo:country="GB"/>
    </style:style>
    <style:style style:family="table-row" style:name="a650">
      <style:table-row-properties style:row-height="0.40556in"/>
    </style:style>
    <style:style style:family="text" style:name="a651">
      <style:text-properties fo:language="en" fo:country="GB"/>
    </style:style>
    <style:style style:family="text" style:name="a652">
      <style:text-properties fo:language="pt" fo:country="PT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6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55">
      <style:table-row-properties style:row-height="0.40556in"/>
    </style:style>
    <style:style style:family="text" style:name="a656">
      <style:text-properties fo:language="en" fo:country="GB"/>
    </style:style>
    <style:style style:family="text" style:name="a657">
      <style:text-properties fo:language="pt" fo:country="PT"/>
    </style:style>
    <style:style style:family="paragraph" style:name="a658">
      <style:paragraph-properties fo:text-align="center"/>
    </style:style>
    <style:style style:family="text" style:name="a460">
      <style:text-properties fo:language="pt" fo:country="PT"/>
    </style:style>
    <style:style style:family="paragraph" style:name="a461">
      <style:paragraph-properties fo:text-align="center"/>
    </style:style>
    <style:style style:family="table-cell" style:name="a4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64">
      <style:table-row-properties style:row-height="0.38676in"/>
    </style:style>
    <style:style style:family="text" style:name="a465">
      <style:text-properties fo:language="en" fo:country="GB"/>
    </style:style>
    <style:style style:family="text" style:name="a466">
      <style:text-properties fo:language="pt" fo:country="PT"/>
    </style:style>
    <style:style style:family="paragraph" style:name="a467">
      <style:paragraph-properties fo:text-align="center"/>
    </style:style>
    <style:style style:family="table-cell" style:name="a4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662">
      <style:graphic-properties draw:fill="none" draw:stroke="solid" svg:stroke-width="0.00694in" svg:stroke-color="#4472c4" draw:marker-end="a661" svg:stroke-opacity="100%" draw:stroke-linejoin="miter" svg:stroke-linecap="butt"/>
    </style:style>
    <style:style style:family="table" style:name="a663">
      <style:table-properties style:writing-mode="lr-tb"/>
    </style:style>
    <style:style style:family="table-column" style:name="a664">
      <style:table-column-properties style:column-width="1.88572in"/>
    </style:style>
    <style:style style:family="table-row" style:name="a665">
      <style:table-row-properties style:row-height="0.35276in"/>
    </style:style>
    <style:style style:family="text" style:name="a666">
      <style:text-properties fo:language="en" fo:country="GB"/>
    </style:style>
    <style:style style:family="text" style:name="a667">
      <style:text-properties fo:language="pt" fo:country="PT"/>
    </style:style>
    <style:style style:family="paragraph" style:name="a668">
      <style:paragraph-properties fo:text-align="center"/>
    </style:style>
    <style:style style:family="table" style:name="a500">
      <style:table-properties style:writing-mode="lr-tb"/>
    </style:style>
    <style:style style:family="table-column" style:name="a501">
      <style:table-column-properties style:column-width="1.88572in"/>
    </style:style>
    <style:style style:family="table-row" style:name="a502">
      <style:table-row-properties style:row-height="0.40556in"/>
    </style:style>
    <style:style style:family="text" style:name="a503">
      <style:text-properties fo:language="en" fo:country="GB"/>
    </style:style>
    <style:style style:family="text" style:name="a504">
      <style:text-properties fo:language="pt" fo:country="PT"/>
    </style:style>
    <style:style style:family="paragraph" style:name="a505">
      <style:paragraph-properties fo:text-align="center"/>
    </style:style>
    <style:style style:family="table-cell" style:name="a5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70">
      <style:table-row-properties style:row-height="0.38676in"/>
    </style:style>
    <style:style style:family="table-row" style:name="a508">
      <style:table-row-properties style:row-height="0.40556in"/>
    </style:style>
    <style:style style:family="text" style:name="a471">
      <style:text-properties fo:language="en" fo:country="GB"/>
    </style:style>
    <style:style style:family="text" style:name="a509">
      <style:text-properties fo:language="en" fo:country="GB"/>
    </style:style>
    <style:style style:family="text" style:name="a472">
      <style:text-properties fo:language="pt" fo:country="PT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4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75">
      <style:table-row-properties style:row-height="0.38676in"/>
    </style:style>
    <style:style style:family="table-row" style:name="a700">
      <style:table-row-properties style:row-height="0.40556in"/>
    </style:style>
    <style:style style:family="text" style:name="a476">
      <style:text-properties fo:language="en" fo:country="GB"/>
    </style:style>
    <style:style style:family="text" style:name="a701">
      <style:text-properties fo:language="en" fo:country="GB"/>
    </style:style>
    <style:style style:family="text" style:name="a477">
      <style:text-properties fo:language="pt" fo:country="PT"/>
    </style:style>
    <style:style style:family="text" style:name="a702">
      <style:text-properties fo:language="pt" fo:country="PT"/>
    </style:style>
    <style:style style:family="paragraph" style:name="a478">
      <style:paragraph-properties fo:text-align="center"/>
    </style:style>
    <style:style style:family="paragraph" style:name="a703">
      <style:paragraph-properties fo:text-align="center"/>
    </style:style>
    <style:style style:family="table-cell" style:name="a7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706">
      <style:table-properties style:writing-mode="lr-tb"/>
    </style:style>
    <style:style style:family="table-column" style:name="a707">
      <style:table-column-properties style:column-width="1.88572in"/>
    </style:style>
    <style:style style:family="table-row" style:name="a708">
      <style:table-row-properties style:row-height="0.37302in"/>
    </style:style>
    <style:style style:family="table-cell" style:name="a6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9">
      <style:text-properties fo:language="en" fo:country="GB"/>
    </style:style>
    <style:style style:family="table-row" style:name="a671">
      <style:table-row-properties style:row-height="0.40556in"/>
    </style:style>
    <style:style style:family="text" style:name="a672">
      <style:text-properties fo:language="en" fo:country="GB"/>
    </style:style>
    <style:style style:family="text" style:name="a673">
      <style:text-properties fo:language="pt" fo:country="PT"/>
    </style:style>
    <style:style style:family="paragraph" style:name="a674">
      <style:paragraph-properties fo:text-align="center"/>
    </style:style>
    <style:style style:family="table-cell" style:name="a6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678">
      <style:graphic-properties draw:fill="none" draw:stroke="solid" svg:stroke-width="0.00694in" svg:stroke-color="#4472c4" draw:marker-end="a677" svg:stroke-opacity="100%" draw:stroke-linejoin="miter" svg:stroke-linecap="butt"/>
    </style:style>
    <style:style style:family="drawing-page" style:name="a6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0">
      <style:text-properties fo:language="pt" fo:country="PT"/>
    </style:style>
    <style:style style:family="paragraph" style:name="a511">
      <style:paragraph-properties fo:text-align="center"/>
    </style:style>
    <style:style style:family="table-cell" style:name="a5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4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481">
      <style:table-row-properties style:row-height="0.38676in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language="en" fo:country="GB"/>
    </style:style>
    <style:style style:family="text" style:name="a483">
      <style:text-properties fo:language="pt" fo:country="PT"/>
    </style:style>
    <style:style style:family="paragraph" style:name="a484">
      <style:paragraph-properties fo:text-align="center"/>
    </style:style>
    <style:style style:family="text" style:name="a710">
      <style:text-properties fo:language="pt" fo:country="PT"/>
    </style:style>
    <style:style style:family="table-cell" style:name="a4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11">
      <style:paragraph-properties fo:text-align="center"/>
    </style:style>
    <style:style style:family="table-row" style:name="a487">
      <style:table-row-properties style:row-height="0.38676in"/>
    </style:style>
    <style:style style:family="text" style:name="a488">
      <style:text-properties fo:language="en" fo:country="GB"/>
    </style:style>
    <style:style style:family="table-cell" style:name="a7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89">
      <style:text-properties fo:language="pt" fo:country="PT"/>
    </style:style>
    <style:style style:family="table-row" style:name="a714">
      <style:table-row-properties style:row-height="0.40556in"/>
    </style:style>
    <style:style style:family="text" style:name="a715">
      <style:text-properties fo:language="en" fo:country="GB"/>
    </style:style>
    <style:style style:family="text" style:name="a716">
      <style:text-properties fo:language="pt" fo:country="PT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7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680">
      <style:table-properties style:writing-mode="lr-tb"/>
    </style:style>
    <style:style style:family="table-row" style:name="a719">
      <style:table-row-properties style:row-height="0.40556in"/>
    </style:style>
    <style:style style:family="table-column" style:name="a681">
      <style:table-column-properties style:column-width="1.88572in"/>
    </style:style>
    <style:style style:family="table-row" style:name="a682">
      <style:table-row-properties style:row-height="0.40556in"/>
    </style:style>
    <style:style style:family="text" style:name="a683">
      <style:text-properties fo:language="en" fo:country="GB"/>
    </style:style>
    <style:style style:family="text" style:name="a684">
      <style:text-properties fo:language="pt" fo:country="PT"/>
    </style:style>
    <style:style style:family="paragraph" style:name="a685">
      <style:paragraph-properties fo:text-align="center"/>
    </style:style>
    <style:style style:family="table-cell" style:name="a6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88">
      <style:table-row-properties style:row-height="0.40556in"/>
    </style:style>
    <style:style style:family="text" style:name="a689">
      <style:text-properties fo:language="en" fo:country="GB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23">
      <style:graphic-properties draw:fill="none" draw:stroke="solid" svg:stroke-width="0.00694in" svg:stroke-color="#4472c4" draw:marker-end="a522" svg:stroke-opacity="100%" draw:stroke-linejoin="miter" svg:stroke-linecap="butt"/>
    </style:style>
    <style:style style:family="graphic" style:name="a525">
      <style:graphic-properties draw:fill="none" draw:stroke="solid" svg:stroke-width="0.00694in" svg:stroke-color="#4472c4" draw:marker-end="a524" svg:stroke-opacity="100%" draw:stroke-linejoin="miter" svg:stroke-linecap="butt"/>
    </style:style>
    <style:style style:family="graphic" style:name="a527">
      <style:graphic-properties draw:fill="none" draw:stroke="solid" svg:stroke-width="0.00694in" svg:stroke-color="#4472c4" draw:marker-end="a526" svg:stroke-opacity="100%" draw:stroke-linejoin="miter" svg:stroke-linecap="butt"/>
    </style:style>
    <style:style style:family="paragraph" style:name="a490">
      <style:paragraph-properties fo:text-align="center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93">
      <style:table-row-properties style:row-height="0.38676in"/>
    </style:style>
    <style:style style:family="text" style:name="a494">
      <style:text-properties fo:language="en" fo:country="GB"/>
    </style:style>
    <style:style style:family="text" style:name="a495">
      <style:text-properties fo:language="pt" fo:country="PT"/>
    </style:style>
    <style:style style:family="text" style:name="a720">
      <style:text-properties fo:language="en" fo:country="GB"/>
    </style:style>
    <style:style style:family="paragraph" style:name="a496">
      <style:paragraph-properties fo:text-align="center"/>
    </style:style>
    <style:style style:family="text" style:name="a721">
      <style:text-properties fo:language="pt" fo:country="PT"/>
    </style:style>
    <style:style style:family="paragraph" style:name="a722">
      <style:paragraph-properties fo:text-align="center"/>
    </style:style>
    <style:style style:family="table-cell" style:name="a4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4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7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725">
      <style:table-properties style:writing-mode="lr-tb"/>
    </style:style>
    <style:style style:family="table-column" style:name="a726">
      <style:table-column-properties style:column-width="1.88572in"/>
    </style:style>
    <style:style style:family="table-row" style:name="a727">
      <style:table-row-properties style:row-height="0.40556in"/>
    </style:style>
    <style:style style:family="text" style:name="a690">
      <style:text-properties fo:language="pt" fo:country="PT"/>
    </style:style>
    <style:style style:family="text" style:name="a728">
      <style:text-properties fo:language="en" fo:country="GB"/>
    </style:style>
    <style:style style:family="paragraph" style:name="a691">
      <style:paragraph-properties fo:text-align="center"/>
    </style:style>
    <style:style style:family="text" style:name="a729">
      <style:text-properties fo:language="pt" fo:country="PT"/>
    </style:style>
    <style:style style:family="table-cell" style:name="a6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94">
      <style:table-row-properties style:row-height="0.40556in"/>
    </style:style>
    <style:style style:family="text" style:name="a695">
      <style:text-properties fo:language="en" fo:country="GB"/>
    </style:style>
    <style:style style:family="text" style:name="a696">
      <style:text-properties fo:language="pt" fo:country="PT"/>
    </style:style>
    <style:style style:family="paragraph" style:name="a697">
      <style:paragraph-properties fo:text-align="center"/>
    </style:style>
    <style:style style:family="table-cell" style:name="a6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30">
      <style:paragraph-properties fo:text-align="center"/>
    </style:style>
    <style:style style:family="table-cell" style:name="a7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33">
      <style:table-row-properties style:row-height="0.40556in"/>
    </style:style>
    <style:style style:family="text" style:name="a734">
      <style:text-properties fo:language="en" fo:country="GB"/>
    </style:style>
    <style:style style:family="text" style:name="a735">
      <style:text-properties fo:language="pt" fo:country="PT"/>
    </style:style>
    <style:style style:family="paragraph" style:name="a736">
      <style:paragraph-properties fo:text-align="center"/>
    </style:style>
    <style:style style:family="table-cell" style:name="a7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540">
      <style:table-properties style:writing-mode="lr-tb"/>
    </style:style>
    <style:style style:family="table-column" style:name="a541">
      <style:table-column-properties style:column-width="1.88572in"/>
    </style:style>
    <style:style style:family="table-row" style:name="a542">
      <style:table-row-properties style:row-height="0.42309in"/>
    </style:style>
    <style:style style:family="text" style:name="a543">
      <style:text-properties fo:language="en" fo:country="GB"/>
    </style:style>
    <style:style style:family="text" style:name="a544">
      <style:text-properties fo:language="pt" fo:country="PT"/>
    </style:style>
    <style:style style:family="paragraph" style:name="a545">
      <style:paragraph-properties fo:text-align="center"/>
    </style:style>
    <style:style style:family="table-cell" style:name="a5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48">
      <style:table-row-properties style:row-height="0.38676in"/>
    </style:style>
    <style:style style:family="text" style:name="a549">
      <style:text-properties fo:language="en" fo:country="GB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44">
      <style:graphic-properties draw:fill="none" draw:stroke="solid" svg:stroke-width="0.00694in" svg:stroke-color="#4472c4" draw:marker-end="a743" svg:stroke-opacity="100%" draw:stroke-linejoin="miter" svg:stroke-linecap="butt"/>
    </style:style>
    <style:style style:family="graphic" style:name="a746">
      <style:graphic-properties draw:fill="none" draw:stroke="solid" svg:stroke-width="0.00694in" svg:stroke-color="#4472c4" draw:marker-end="a745" svg:stroke-opacity="100%" draw:stroke-linejoin="miter" svg:stroke-linecap="butt"/>
    </style:style>
    <style:style style:family="graphic" style:name="a748">
      <style:graphic-properties draw:fill="none" draw:stroke="solid" svg:stroke-width="0.00694in" svg:stroke-color="#4472c4" draw:marker-end="a747" svg:stroke-opacity="100%" draw:stroke-linejoin="miter" svg:stroke-linecap="butt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language="pt" fo:country="PT"/>
    </style:style>
    <text:list-style style:name="a692"/>
    <text:list-style style:name="a620"/>
    <text:list-style style:name="a485"/>
    <text:list-style style:name="a704"/>
    <text:list-style style:name="a569"/>
    <text:list-style style:name="a698"/>
    <text:list-style style:name="a413"/>
    <text:list-style style:name="a462"/>
    <text:list-style style:name="a546"/>
    <text:list-style style:name="a675"/>
    <text:list-style style:name="a468"/>
    <text:list-style style:name="a731"/>
    <text:list-style style:name="a815"/>
    <text:list-style style:name="a604"/>
    <text:list-style style:name="a389"/>
    <text:list-style style:name="a737"/>
    <text:list-style style:name="a781"/>
    <text:list-style style:name="a659"/>
    <text:list-style style:name="a575"/>
    <text:list-style style:name="a448"/>
    <text:list-style style:name="a491"/>
    <text:list-style style:name="a712"/>
    <text:list-style style:name="a840"/>
    <text:list-style style:name="a497"/>
    <text:list-style style:name="a506"/>
    <text:list-style style:name="a634"/>
    <text:list-style style:name="a552"/>
    <text:list-style style:name="a686"/>
    <text:list-style style:name="a401"/>
    <text:list-style style:name="a479"/>
    <text:list-style style:name="a395"/>
    <text:list-style style:name="a407"/>
    <text:list-style style:name="a454"/>
    <text:list-style style:name="a801"/>
    <text:list-style style:name="a583"/>
    <text:list-style style:name="a372"/>
    <text:list-style style:name="a795"/>
    <text:list-style style:name="a669"/>
    <text:list-style style:name="a723"/>
    <text:list-style style:name="a807"/>
    <text:list-style style:name="a512"/>
    <text:list-style style:name="a640"/>
    <text:list-style style:name="a378"/>
    <text:list-style style:name="a589"/>
    <text:list-style style:name="a563"/>
    <text:list-style style:name="a648"/>
    <text:list-style style:name="a775"/>
  </office:automatic-styles>
  <office:body>
    <office:presentation>
      <draw:page draw:name="Slide1" draw:style-name="a365" draw:master-page-name="Master1-Layout1-title-Title-Slide" presentation:presentation-page-layout-name="Master1-PPL1" draw:id="Slide-256">
        <draw:frame draw:id="id63" draw:name="Table 4" svg:x="5.6in" svg:y="1.99127in" svg:width="1.88572in" svg:height="3.24448in">
          <table:table table:style-name="a36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367" table:default-cell-style-name=""/>
            <table:table-row table:style-name="a368" table:default-cell-style-name="">
              <table:table-cell table:style-name="a373">
                <text:list text:style-name="a372">
                  <text:list-item>
                    <text:p text:style-name="a371" text:class-names="" text:cond-style-name=""><text:span text:style-name="a369" text:class-names="">MQueue</text:span><text:span text:style-name="a370" text:class-names=""/></text:p>
                  </text:list-item>
                </text:list>
              </table:table-cell>
            </table:table-row>
            <table:table-row table:style-name="a374" table:default-cell-style-name="">
              <table:table-cell table:style-name="a379">
                <text:list text:style-name="a378">
                  <text:list-item>
                    <text:p text:style-name="a377" text:class-names="" text:cond-style-name=""><text:span text:style-name="a375" text:class-names="">…</text:span><text:span text:style-name="a376" text:class-names=""/></text:p>
                  </text:list-item>
                </text:list>
              </table:table-cell>
            </table:table-row>
            <table:table-row table:style-name="a380" table:default-cell-style-name="">
              <table:table-cell table:style-name="a384">
                <text:p text:style-name="a383" text:class-names="" text:cond-style-name=""><text:span text:style-name="a381" text:class-names="">M6 – K2</text:span><text:span text:style-name="a382" text:class-names=""/></text:p>
              </table:table-cell>
            </table:table-row>
            <table:table-row table:style-name="a385" table:default-cell-style-name="">
              <table:table-cell table:style-name="a390">
                <text:list text:style-name="a389">
                  <text:list-item>
                    <text:p text:style-name="a388" text:class-names="" text:cond-style-name=""><text:span text:style-name="a386" text:class-names="">M5 – K1</text:span><text:span text:style-name="a387" text:class-names=""/></text:p>
                  </text:list-item>
                </text:list>
              </table:table-cell>
            </table:table-row>
            <table:table-row table:style-name="a391" table:default-cell-style-name="">
              <table:table-cell table:style-name="a396">
                <text:list text:style-name="a395">
                  <text:list-item>
                    <text:p text:style-name="a394" text:class-names="" text:cond-style-name=""><text:span text:style-name="a392" text:class-names="">M4 – K3</text:span><text:span text:style-name="a393" text:class-names=""/></text:p>
                  </text:list-item>
                </text:list>
              </table:table-cell>
            </table:table-row>
            <table:table-row table:style-name="a397" table:default-cell-style-name="">
              <table:table-cell table:style-name="a402">
                <text:list text:style-name="a401">
                  <text:list-item>
                    <text:p text:style-name="a400" text:class-names="" text:cond-style-name=""><text:span text:style-name="a398" text:class-names="">M3 – K1</text:span><text:span text:style-name="a399" text:class-names=""/></text:p>
                  </text:list-item>
                </text:list>
              </table:table-cell>
            </table:table-row>
            <table:table-row table:style-name="a403" table:default-cell-style-name="">
              <table:table-cell table:style-name="a408">
                <text:list text:style-name="a407">
                  <text:list-item>
                    <text:p text:style-name="a406" text:class-names="" text:cond-style-name=""><text:span text:style-name="a404" text:class-names="">M2 – K2</text:span><text:span text:style-name="a405" text:class-names=""/></text:p>
                  </text:list-item>
                </text:list>
              </table:table-cell>
            </table:table-row>
            <table:table-row table:style-name="a409" table:default-cell-style-name="">
              <table:table-cell table:style-name="a414">
                <text:list text:style-name="a413">
                  <text:list-item>
                    <text:p text:style-name="a412" text:class-names="" text:cond-style-name=""><text:span text:style-name="a410" text:class-names="">M1 – K1</text:span><text:span text:style-name="a411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2" draw:style-name="a415" draw:master-page-name="Master1-Layout1-title-Title-Slide" presentation:presentation-page-layout-name="Master1-PPL1" draw:id="Slide-257">
        <draw:custom-shape svg:x="3.10504in" svg:y="3.29048in" svg:width="6.48571in" svg:height="0.68968in" draw:id="id64" draw:style-name="a419" draw:name="Rectangle 1">
          <svg:title/>
          <svg:desc/>
          <text:p text:style-name="a418" text:class-names="" text:cond-style-name=""><text:span text:style-name="a416" text:class-names="">Sequence Manager</text:span><text:span text:style-name="a4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0504in" svg:y="4.47778in" svg:width="6.48571in" svg:height="0.68968in" draw:id="id65" draw:style-name="a423" draw:name="Rectangle 6">
          <svg:title/>
          <svg:desc/>
          <text:p text:style-name="a422" text:class-names="" text:cond-style-name=""><text:span text:style-name="a420" text:class-names="">AbstractKeySequenceMessageListener</text:span><text:span text:style-name="a4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35137in" svg:y1="2.80433in" svg:x2="6.3479in" svg:y2="3.29048in" draw:end-shape="id64" draw:end-glue-point="0" draw:id="id66" draw:style-name="a425" draw:name="Straight Arrow Connector 9">
          <svg:title/>
          <svg:desc/>
        </draw:connector>
        <draw:connector draw:type="line" svg:x1="6.34789in" svg:y1="3.98016in" draw:start-shape="id64" draw:start-glue-point="2" svg:x2="6.34789in" svg:y2="4.47778in" draw:end-shape="id65" draw:end-glue-point="0" draw:id="id67" draw:style-name="a427" draw:name="Straight Arrow Connector 12">
          <svg:title/>
          <svg:desc/>
        </draw:connector>
        <draw:connector draw:type="line" svg:x1="6.34789in" svg:y1="5.16746in" draw:start-shape="id65" draw:start-glue-point="2" svg:x2="6.36246in" svg:y2="6.01038in" draw:id="id68" draw:style-name="a429" draw:name="Straight Arrow Connector 15">
          <svg:title/>
          <svg:desc/>
        </draw:connector>
        <draw:frame draw:id="id69" draw:style-name="a433" draw:name="TextBox 40" svg:x="6.41932in" svg:y="2.84851in" svg:width="1.75818in" svg:height="0.40391in">
          <draw:text-box>
            <text:p text:style-name="a432" text:class-names="" text:cond-style-name=""><text:span text:style-name="a430" text:class-names="">receive() -&gt; M1</text:span><text:span text:style-name="a431" text:class-names=""/></text:p>
          </draw:text-box>
          <svg:title/>
          <svg:desc/>
        </draw:frame>
        <draw:frame draw:id="id70" draw:style-name="a437" draw:name="TextBox 41" svg:x="6.43837in" svg:y="4.00916in" svg:width="1.86877in" svg:height="0.40391in">
          <draw:text-box>
            <text:p text:style-name="a436" text:class-names="" text:cond-style-name=""><text:span text:style-name="a434" text:class-names="">onMessage(M1)</text:span><text:span text:style-name="a435" text:class-names=""/></text:p>
          </draw:text-box>
          <svg:title/>
          <svg:desc/>
        </draw:frame>
        <draw:frame draw:id="id71" draw:style-name="a441" draw:name="TextBox 42" svg:x="5.43961in" svg:y="5.46359in" svg:width="2.17268in" svg:height="0.40391in">
          <draw:text-box>
            <text:p text:style-name="a440" text:class-names="" text:cond-style-name=""><text:span text:style-name="a438" text:class-names="">getInternalQueue()</text:span><text:span text:style-name="a439" text:class-names=""/></text:p>
          </draw:text-box>
          <svg:title/>
          <svg:desc/>
        </draw:frame>
        <draw:frame draw:id="id72" draw:name="Table 4" svg:x="5.41961in" svg:y="6.01038in" svg:width="1.88572in" svg:height="1.10556in">
          <table:table table:style-name="a44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443" table:default-cell-style-name=""/>
            <table:table-row table:style-name="a444" table:default-cell-style-name="">
              <table:table-cell table:style-name="a449">
                <text:list text:style-name="a448">
                  <text:list-item>
                    <text:p text:style-name="a447" text:class-names="" text:cond-style-name=""><text:span text:style-name="a445" text:class-names="">Internal Queue K1</text:span><text:span text:style-name="a446" text:class-names=""/></text:p>
                  </text:list-item>
                </text:list>
              </table:table-cell>
            </table:table-row>
            <table:table-row table:style-name="a450" table:default-cell-style-name="">
              <table:table-cell table:style-name="a455">
                <text:list text:style-name="a454">
                  <text:list-item>
                    <text:p text:style-name="a453" text:class-names="" text:cond-style-name=""><text:span text:style-name="a451" text:class-names="">M1 – K1</text:span><text:span text:style-name="a452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73" draw:name="Table 4" svg:x="5.40852in" svg:y="-0.01876in" svg:width="1.88572in" svg:height="2.82309in">
          <table:table table:style-name="a45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457" table:default-cell-style-name=""/>
            <table:table-row table:style-name="a458" table:default-cell-style-name="">
              <table:table-cell table:style-name="a463">
                <text:list text:style-name="a462">
                  <text:list-item>
                    <text:p text:style-name="a461" text:class-names="" text:cond-style-name=""><text:span text:style-name="a459" text:class-names="">MQueue</text:span><text:span text:style-name="a460" text:class-names=""/></text:p>
                  </text:list-item>
                </text:list>
              </table:table-cell>
            </table:table-row>
            <table:table-row table:style-name="a464" table:default-cell-style-name="">
              <table:table-cell table:style-name="a469">
                <text:list text:style-name="a468">
                  <text:list-item>
                    <text:p text:style-name="a467" text:class-names="" text:cond-style-name=""><text:span text:style-name="a465" text:class-names="">…</text:span><text:span text:style-name="a466" text:class-names=""/></text:p>
                  </text:list-item>
                </text:list>
              </table:table-cell>
            </table:table-row>
            <table:table-row table:style-name="a470" table:default-cell-style-name="">
              <table:table-cell table:style-name="a474">
                <text:p text:style-name="a473" text:class-names="" text:cond-style-name=""><text:span text:style-name="a471" text:class-names="">M6 – K2</text:span><text:span text:style-name="a472" text:class-names=""/></text:p>
              </table:table-cell>
            </table:table-row>
            <table:table-row table:style-name="a475" table:default-cell-style-name="">
              <table:table-cell table:style-name="a480">
                <text:list text:style-name="a479">
                  <text:list-item>
                    <text:p text:style-name="a478" text:class-names="" text:cond-style-name=""><text:span text:style-name="a476" text:class-names="">M5 – K1</text:span><text:span text:style-name="a477" text:class-names=""/></text:p>
                  </text:list-item>
                </text:list>
              </table:table-cell>
            </table:table-row>
            <table:table-row table:style-name="a481" table:default-cell-style-name="">
              <table:table-cell table:style-name="a486">
                <text:list text:style-name="a485">
                  <text:list-item>
                    <text:p text:style-name="a484" text:class-names="" text:cond-style-name=""><text:span text:style-name="a482" text:class-names="">M4 – K3</text:span><text:span text:style-name="a483" text:class-names=""/></text:p>
                  </text:list-item>
                </text:list>
              </table:table-cell>
            </table:table-row>
            <table:table-row table:style-name="a487" table:default-cell-style-name="">
              <table:table-cell table:style-name="a492">
                <text:list text:style-name="a491">
                  <text:list-item>
                    <text:p text:style-name="a490" text:class-names="" text:cond-style-name=""><text:span text:style-name="a488" text:class-names="">M3 – K1</text:span><text:span text:style-name="a489" text:class-names=""/></text:p>
                  </text:list-item>
                </text:list>
              </table:table-cell>
            </table:table-row>
            <table:table-row table:style-name="a493" table:default-cell-style-name="">
              <table:table-cell table:style-name="a498">
                <text:list text:style-name="a497">
                  <text:list-item>
                    <text:p text:style-name="a496" text:class-names="" text:cond-style-name=""><text:span text:style-name="a494" text:class-names="">M2 – K2</text:span><text:span text:style-name="a495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</draw:page>
      <draw:page draw:name="Slide4" draw:style-name="a499" draw:master-page-name="Master1-Layout1-title-Title-Slide" presentation:presentation-page-layout-name="Master1-PPL1" draw:id="Slide-259">
        <draw:frame draw:id="id74" draw:name="Table 4" svg:x="2.22913in" svg:y="6.01038in" svg:width="1.88572in" svg:height="1.10556in">
          <table:table table:style-name="a50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01" table:default-cell-style-name=""/>
            <table:table-row table:style-name="a502" table:default-cell-style-name="">
              <table:table-cell table:style-name="a507">
                <text:list text:style-name="a506">
                  <text:list-item>
                    <text:p text:style-name="a505" text:class-names="" text:cond-style-name=""><text:span text:style-name="a503" text:class-names="">Internal Queue K1</text:span><text:span text:style-name="a504" text:class-names=""/></text:p>
                  </text:list-item>
                </text:list>
              </table:table-cell>
            </table:table-row>
            <table:table-row table:style-name="a508" table:default-cell-style-name="">
              <table:table-cell table:style-name="a513">
                <text:list text:style-name="a512">
                  <text:list-item>
                    <text:p text:style-name="a511" text:class-names="" text:cond-style-name=""><text:span text:style-name="a509" text:class-names="">M1 – K1</text:span><text:span text:style-name="a510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custom-shape svg:x="3.10504in" svg:y="3.29048in" svg:width="6.48571in" svg:height="0.68968in" draw:id="id75" draw:style-name="a517" draw:name="Rectangle 1">
          <svg:title/>
          <svg:desc/>
          <text:p text:style-name="a516" text:class-names="" text:cond-style-name=""><text:span text:style-name="a514" text:class-names="">Sequence Manager</text:span><text:span text:style-name="a5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0504in" svg:y="4.47778in" svg:width="6.48571in" svg:height="0.68968in" draw:id="id76" draw:style-name="a521" draw:name="Rectangle 6">
          <svg:title/>
          <svg:desc/>
          <text:p text:style-name="a520" text:class-names="" text:cond-style-name=""><text:span text:style-name="a518" text:class-names="">AbstractKeySequenceMessageListener</text:span><text:span text:style-name="a5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35137in" svg:y1="2.40433in" svg:x2="6.3479in" svg:y2="3.29048in" draw:end-shape="id75" draw:end-glue-point="0" draw:id="id77" draw:style-name="a523" draw:name="Straight Arrow Connector 9">
          <svg:title/>
          <svg:desc/>
        </draw:connector>
        <draw:connector draw:type="line" svg:x1="6.34789in" svg:y1="3.98016in" draw:start-shape="id75" draw:start-glue-point="2" svg:x2="6.34789in" svg:y2="4.47778in" draw:end-shape="id76" draw:end-glue-point="0" draw:id="id78" draw:style-name="a525" draw:name="Straight Arrow Connector 12">
          <svg:title/>
          <svg:desc/>
        </draw:connector>
        <draw:connector draw:type="line" svg:x1="6.34789in" svg:y1="5.16746in" draw:start-shape="id76" draw:start-glue-point="2" svg:x2="3.17199in" svg:y2="6.01038in" draw:id="id79" draw:style-name="a527" draw:name="Straight Arrow Connector 15">
          <svg:title/>
          <svg:desc/>
        </draw:connector>
        <draw:frame draw:id="id80" draw:style-name="a531" draw:name="TextBox 40" svg:x="6.41932in" svg:y="2.84851in" svg:width="1.75818in" svg:height="0.40391in">
          <draw:text-box>
            <text:p text:style-name="a530" text:class-names="" text:cond-style-name=""><text:span text:style-name="a528" text:class-names="">receive() -&gt; M2</text:span><text:span text:style-name="a529" text:class-names=""/></text:p>
          </draw:text-box>
          <svg:title/>
          <svg:desc/>
        </draw:frame>
        <draw:frame draw:id="id81" draw:style-name="a535" draw:name="TextBox 41" svg:x="6.43837in" svg:y="4.00916in" svg:width="1.86877in" svg:height="0.40391in">
          <draw:text-box>
            <text:p text:style-name="a534" text:class-names="" text:cond-style-name=""><text:span text:style-name="a532" text:class-names="">onMessage(M2)</text:span><text:span text:style-name="a533" text:class-names=""/></text:p>
          </draw:text-box>
          <svg:title/>
          <svg:desc/>
        </draw:frame>
        <draw:frame draw:id="id82" draw:style-name="a539" draw:name="TextBox 42" svg:x="2.29676in" svg:y="5.38697in" svg:width="2.17268in" svg:height="0.40391in">
          <draw:text-box>
            <text:p text:style-name="a538" text:class-names="" text:cond-style-name=""><text:span text:style-name="a536" text:class-names="">getInternalQueue()</text:span><text:span text:style-name="a537" text:class-names=""/></text:p>
          </draw:text-box>
          <svg:title/>
          <svg:desc/>
        </draw:frame>
        <draw:frame draw:id="id83" draw:name="Table 4" svg:x="5.40852in" svg:y="-0.01876in" svg:width="1.88572in" svg:height="2.42309in">
          <table:table table:style-name="a54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41" table:default-cell-style-name=""/>
            <table:table-row table:style-name="a542" table:default-cell-style-name="">
              <table:table-cell table:style-name="a547">
                <text:list text:style-name="a546">
                  <text:list-item>
                    <text:p text:style-name="a545" text:class-names="" text:cond-style-name=""><text:span text:style-name="a543" text:class-names="">MQueue</text:span><text:span text:style-name="a544" text:class-names=""/></text:p>
                  </text:list-item>
                </text:list>
              </table:table-cell>
            </table:table-row>
            <table:table-row table:style-name="a548" table:default-cell-style-name="">
              <table:table-cell table:style-name="a553">
                <text:list text:style-name="a552">
                  <text:list-item>
                    <text:p text:style-name="a551" text:class-names="" text:cond-style-name=""><text:span text:style-name="a549" text:class-names="">…</text:span><text:span text:style-name="a550" text:class-names=""/></text:p>
                  </text:list-item>
                </text:list>
              </table:table-cell>
            </table:table-row>
            <table:table-row table:style-name="a554" table:default-cell-style-name="">
              <table:table-cell table:style-name="a558">
                <text:p text:style-name="a557" text:class-names="" text:cond-style-name=""><text:span text:style-name="a555" text:class-names="">M6 – K2</text:span><text:span text:style-name="a556" text:class-names=""/></text:p>
              </table:table-cell>
            </table:table-row>
            <table:table-row table:style-name="a559" table:default-cell-style-name="">
              <table:table-cell table:style-name="a564">
                <text:list text:style-name="a563">
                  <text:list-item>
                    <text:p text:style-name="a562" text:class-names="" text:cond-style-name=""><text:span text:style-name="a560" text:class-names="">M5 – K1</text:span><text:span text:style-name="a561" text:class-names=""/></text:p>
                  </text:list-item>
                </text:list>
              </table:table-cell>
            </table:table-row>
            <table:table-row table:style-name="a565" table:default-cell-style-name="">
              <table:table-cell table:style-name="a570">
                <text:list text:style-name="a569">
                  <text:list-item>
                    <text:p text:style-name="a568" text:class-names="" text:cond-style-name=""><text:span text:style-name="a566" text:class-names="">M4 – K3</text:span><text:span text:style-name="a567" text:class-names=""/></text:p>
                  </text:list-item>
                </text:list>
              </table:table-cell>
            </table:table-row>
            <table:table-row table:style-name="a571" table:default-cell-style-name="">
              <table:table-cell table:style-name="a576">
                <text:list text:style-name="a575">
                  <text:list-item>
                    <text:p text:style-name="a574" text:class-names="" text:cond-style-name=""><text:span text:style-name="a572" text:class-names="">M3 – K1</text:span><text:span text:style-name="a573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84" draw:name="Table 4" svg:x="8.73123in" svg:y="6.00172in" svg:width="1.88572in" svg:height="1.10556in">
          <table:table table:style-name="a57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78" table:default-cell-style-name=""/>
            <table:table-row table:style-name="a579" table:default-cell-style-name="">
              <table:table-cell table:style-name="a584">
                <text:list text:style-name="a583">
                  <text:list-item>
                    <text:p text:style-name="a582" text:class-names="" text:cond-style-name=""><text:span text:style-name="a580" text:class-names="">Internal Queue K2</text:span><text:span text:style-name="a581" text:class-names=""/></text:p>
                  </text:list-item>
                </text:list>
              </table:table-cell>
            </table:table-row>
            <table:table-row table:style-name="a585" table:default-cell-style-name="">
              <table:table-cell table:style-name="a590">
                <text:list text:style-name="a589">
                  <text:list-item>
                    <text:p text:style-name="a588" text:class-names="" text:cond-style-name=""><text:span text:style-name="a586" text:class-names="">M2 – K2</text:span><text:span text:style-name="a587" text:class-names=""/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connector draw:type="line" svg:x1="6.34789in" svg:y1="5.16746in" draw:start-shape="id76" draw:start-glue-point="2" svg:x2="9.67409in" svg:y2="6.00172in" draw:id="id85" draw:style-name="a592" draw:name="Straight Arrow Connector 14">
          <svg:title/>
          <svg:desc/>
        </draw:connector>
        <draw:frame draw:id="id86" draw:style-name="a596" draw:name="TextBox 17" svg:x="7.42842in" svg:y="5.45665in" svg:width="2.17268in" svg:height="0.40391in">
          <draw:text-box>
            <text:p text:style-name="a595" text:class-names="" text:cond-style-name=""><text:span text:style-name="a593" text:class-names="">getInternalQueue()</text:span><text:span text:style-name="a594" text:class-names=""/></text:p>
          </draw:text-box>
          <svg:title/>
          <svg:desc/>
        </draw:frame>
      </draw:page>
      <draw:page draw:name="Slide5" draw:style-name="a597" draw:master-page-name="Master1-Layout1-title-Title-Slide" presentation:presentation-page-layout-name="Master1-PPL1" draw:id="Slide-260">
        <draw:frame draw:id="id87" draw:name="Table 4" svg:x="2.31457in" svg:y="4.71863in" svg:width="1.88572in" svg:height="1.91668in">
          <table:table table:style-name="a59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99" table:default-cell-style-name=""/>
            <table:table-row table:style-name="a600" table:default-cell-style-name="">
              <table:table-cell table:style-name="a605">
                <text:list text:style-name="a604">
                  <text:list-item>
                    <text:p text:style-name="a603" text:class-names="" text:cond-style-name=""><text:span text:style-name="a601" text:class-names="">Internal Queue K1</text:span><text:span text:style-name="a602" text:class-names=""/></text:p>
                  </text:list-item>
                </text:list>
              </table:table-cell>
            </table:table-row>
            <table:table-row table:style-name="a606" table:default-cell-style-name="">
              <table:table-cell table:style-name="a610">
                <text:p text:style-name="a609" text:class-names="" text:cond-style-name=""><text:span text:style-name="a607" text:class-names="">M5 – K1</text:span><text:span text:style-name="a608" text:class-names=""/></text:p>
              </table:table-cell>
            </table:table-row>
            <table:table-row table:style-name="a611" table:default-cell-style-name="">
              <table:table-cell table:style-name="a615">
                <text:p text:style-name="a614" text:class-names="" text:cond-style-name=""><text:span text:style-name="a612" text:class-names="">M3 – K1</text:span><text:span text:style-name="a613" text:class-names=""/></text:p>
              </table:table-cell>
            </table:table-row>
            <table:table-row table:style-name="a616" table:default-cell-style-name="">
              <table:table-cell table:style-name="a621">
                <text:list text:style-name="a620">
                  <text:list-item>
                    <text:p text:style-name="a619" text:class-names="" text:cond-style-name=""><text:span text:style-name="a617" text:class-names="">M1 – K1</text:span><text:span text:style-name="a618" text:class-names=""/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custom-shape svg:x="3.25742in" svg:y="3.06032in" svg:width="6.48571in" svg:height="0.68968in" draw:id="id88" draw:style-name="a625" draw:name="Rectangle 6">
          <svg:title/>
          <svg:desc/>
          <text:p text:style-name="a624" text:class-names="" text:cond-style-name=""><text:span text:style-name="a622" text:class-names="">AbstractKeySequenceMessageListener</text:span><text:span text:style-name="a6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50027in" svg:y1="3.75in" draw:start-shape="id88" draw:start-glue-point="2" svg:x2="3.25742in" svg:y2="4.71863in" draw:id="id89" draw:style-name="a627" draw:name="Straight Arrow Connector 15">
          <svg:title/>
          <svg:desc/>
        </draw:connector>
        <draw:frame draw:id="id90" draw:name="Table 4" svg:x="5.72381in" svg:y="1.01024in" svg:width="1.88572in" svg:height="0.82309in">
          <table:table table:style-name="a62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29" table:default-cell-style-name=""/>
            <table:table-row table:style-name="a630" table:default-cell-style-name="">
              <table:table-cell table:style-name="a635">
                <text:list text:style-name="a634">
                  <text:list-item>
                    <text:p text:style-name="a633" text:class-names="" text:cond-style-name=""><text:span text:style-name="a631" text:class-names="">MQueue</text:span><text:span text:style-name="a632" text:class-names=""/></text:p>
                  </text:list-item>
                </text:list>
              </table:table-cell>
            </table:table-row>
            <table:table-row table:style-name="a636" table:default-cell-style-name="">
              <table:table-cell table:style-name="a641">
                <text:list text:style-name="a640">
                  <text:list-item>
                    <text:p text:style-name="a639" text:class-names="" text:cond-style-name=""><text:span text:style-name="a637" text:class-names="">…</text:span><text:span text:style-name="a638" text:class-names=""/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91" draw:name="Table 4" svg:x="5.57043in" svg:y="4.73253in" svg:width="1.88572in" svg:height="1.51112in">
          <table:table table:style-name="a64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43" table:default-cell-style-name=""/>
            <table:table-row table:style-name="a644" table:default-cell-style-name="">
              <table:table-cell table:style-name="a649">
                <text:list text:style-name="a648">
                  <text:list-item>
                    <text:p text:style-name="a647" text:class-names="" text:cond-style-name=""><text:span text:style-name="a645" text:class-names="">Internal Queue K2</text:span><text:span text:style-name="a646" text:class-names=""/></text:p>
                  </text:list-item>
                </text:list>
              </table:table-cell>
            </table:table-row>
            <table:table-row table:style-name="a650" table:default-cell-style-name="">
              <table:table-cell table:style-name="a654">
                <text:p text:style-name="a653" text:class-names="" text:cond-style-name=""><text:span text:style-name="a651" text:class-names="">M6 – K2</text:span><text:span text:style-name="a652" text:class-names=""/></text:p>
              </table:table-cell>
            </table:table-row>
            <table:table-row table:style-name="a655" table:default-cell-style-name="">
              <table:table-cell table:style-name="a660">
                <text:list text:style-name="a659">
                  <text:list-item>
                    <text:p text:style-name="a658" text:class-names="" text:cond-style-name=""><text:span text:style-name="a656" text:class-names="">M2 – K2</text:span><text:span text:style-name="a657" text:class-names=""/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connector draw:type="line" svg:x1="6.50027in" svg:y1="3.75in" draw:start-shape="id88" draw:start-glue-point="2" svg:x2="6.51329in" svg:y2="4.73253in" draw:id="id92" draw:style-name="a662" draw:name="Straight Arrow Connector 14">
          <svg:title/>
          <svg:desc/>
        </draw:connector>
        <draw:frame draw:id="id93" draw:name="Table 4" svg:x="8.49238in" svg:y="4.73253in" svg:width="1.88572in" svg:height="1.10556in">
          <table:table table:style-name="a66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64" table:default-cell-style-name=""/>
            <table:table-row table:style-name="a665" table:default-cell-style-name="">
              <table:table-cell table:style-name="a670">
                <text:list text:style-name="a669">
                  <text:list-item>
                    <text:p text:style-name="a668" text:class-names="" text:cond-style-name=""><text:span text:style-name="a666" text:class-names="">Internal Queue K3</text:span><text:span text:style-name="a667" text:class-names=""/></text:p>
                  </text:list-item>
                </text:list>
              </table:table-cell>
            </table:table-row>
            <table:table-row table:style-name="a671" table:default-cell-style-name="">
              <table:table-cell table:style-name="a676">
                <text:list text:style-name="a675">
                  <text:list-item>
                    <text:p text:style-name="a674" text:class-names="" text:cond-style-name=""><text:span text:style-name="a672" text:class-names="">M4 – K3</text:span><text:span text:style-name="a673" text:class-names=""/></text:p>
                  </text:list-item>
                </text:list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connector draw:type="line" svg:x1="6.50027in" svg:y1="3.75in" draw:start-shape="id88" draw:start-glue-point="2" svg:x2="9.43524in" svg:y2="4.73253in" draw:id="id94" draw:style-name="a678" draw:name="Straight Arrow Connector 24">
          <svg:title/>
          <svg:desc/>
        </draw:connector>
      </draw:page>
      <draw:page draw:name="Slide6" draw:style-name="a679" draw:master-page-name="Master1-Layout1-title-Title-Slide" presentation:presentation-page-layout-name="Master1-PPL1" draw:id="Slide-261">
        <draw:frame draw:id="id95" draw:name="Table 4" svg:x="2.54762in" svg:y="0.53651in" svg:width="1.88572in" svg:height="1.91668in">
          <table:table table:style-name="a68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81" table:default-cell-style-name=""/>
            <table:table-row table:style-name="a682" table:default-cell-style-name="">
              <table:table-cell table:style-name="a687">
                <text:list text:style-name="a686">
                  <text:list-item>
                    <text:p text:style-name="a685" text:class-names="" text:cond-style-name=""><text:span text:style-name="a683" text:class-names="">Internal Queue K1</text:span><text:span text:style-name="a684" text:class-names=""/></text:p>
                  </text:list-item>
                </text:list>
              </table:table-cell>
            </table:table-row>
            <table:table-row table:style-name="a688" table:default-cell-style-name="">
              <table:table-cell table:style-name="a693">
                <text:list text:style-name="a692">
                  <text:list-item>
                    <text:p text:style-name="a691" text:class-names="" text:cond-style-name=""><text:span text:style-name="a689" text:class-names="">M5 – K1</text:span><text:span text:style-name="a690" text:class-names=""/></text:p>
                  </text:list-item>
                </text:list>
              </table:table-cell>
            </table:table-row>
            <table:table-row table:style-name="a694" table:default-cell-style-name="">
              <table:table-cell table:style-name="a699">
                <text:list text:style-name="a698">
                  <text:list-item>
                    <text:p text:style-name="a697" text:class-names="" text:cond-style-name=""><text:span text:style-name="a695" text:class-names="">M3 – K1</text:span><text:span text:style-name="a696" text:class-names=""/></text:p>
                  </text:list-item>
                </text:list>
              </table:table-cell>
            </table:table-row>
            <table:table-row table:style-name="a700" table:default-cell-style-name="">
              <table:table-cell table:style-name="a705">
                <text:list text:style-name="a704">
                  <text:list-item>
                    <text:p text:style-name="a703" text:class-names="" text:cond-style-name=""><text:span text:style-name="a701" text:class-names="">M1 – K1</text:span><text:span text:style-name="a702" text:class-names=""/></text:p>
                  </text:list-item>
                </text:list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draw:frame draw:id="id96" draw:name="Table 4" svg:x="5.81905in" svg:y="0.92041in" svg:width="1.88572in" svg:height="1.51112in">
          <table:table table:style-name="a70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07" table:default-cell-style-name=""/>
            <table:table-row table:style-name="a708" table:default-cell-style-name="">
              <table:table-cell table:style-name="a713">
                <text:list text:style-name="a712">
                  <text:list-item>
                    <text:p text:style-name="a711" text:class-names="" text:cond-style-name=""><text:span text:style-name="a709" text:class-names="">Internal Queue K2</text:span><text:span text:style-name="a710" text:class-names=""/></text:p>
                  </text:list-item>
                </text:list>
              </table:table-cell>
            </table:table-row>
            <table:table-row table:style-name="a714" table:default-cell-style-name="">
              <table:table-cell table:style-name="a718">
                <text:p text:style-name="a717" text:class-names="" text:cond-style-name=""><text:span text:style-name="a715" text:class-names="">M6 – K2</text:span><text:span text:style-name="a716" text:class-names=""/></text:p>
              </table:table-cell>
            </table:table-row>
            <table:table-row table:style-name="a719" table:default-cell-style-name="">
              <table:table-cell table:style-name="a724">
                <text:list text:style-name="a723">
                  <text:list-item>
                    <text:p text:style-name="a722" text:class-names="" text:cond-style-name=""><text:span text:style-name="a720" text:class-names="">M2 – K2</text:span><text:span text:style-name="a721" text:class-names=""/></text:p>
                  </text:list-item>
                </text:list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draw:frame draw:id="id97" draw:name="Table 4" svg:x="8.99524in" svg:y="1.22829in" svg:width="1.88572in" svg:height="1.10556in">
          <table:table table:style-name="a72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26" table:default-cell-style-name=""/>
            <table:table-row table:style-name="a727" table:default-cell-style-name="">
              <table:table-cell table:style-name="a732">
                <text:list text:style-name="a731">
                  <text:list-item>
                    <text:p text:style-name="a730" text:class-names="" text:cond-style-name=""><text:span text:style-name="a728" text:class-names="">Internal Queue K3</text:span><text:span text:style-name="a729" text:class-names=""/></text:p>
                  </text:list-item>
                </text:list>
              </table:table-cell>
            </table:table-row>
            <table:table-row table:style-name="a733" table:default-cell-style-name="">
              <table:table-cell table:style-name="a738">
                <text:list text:style-name="a737">
                  <text:list-item>
                    <text:p text:style-name="a736" text:class-names="" text:cond-style-name=""><text:span text:style-name="a734" text:class-names="">M4 – K3</text:span><text:span text:style-name="a735" text:class-names=""/></text:p>
                  </text:list-item>
                </text:list>
              </table:table-cell>
            </table:table-row>
          </table:table>
          <draw:image xlink:href="media/image13.png" xlink:type="simple" xlink:show="embed" xlink:actuate="onLoad"/>
          <svg:title/>
          <svg:desc/>
        </draw:frame>
        <draw:custom-shape svg:x="3.50779in" svg:y="3.68231in" svg:width="6.48571in" svg:height="0.68968in" draw:id="id98" draw:style-name="a742" draw:name="Rectangle 7">
          <svg:title/>
          <svg:desc/>
          <text:p text:style-name="a741" text:class-names="" text:cond-style-name=""><text:span text:style-name="a739" text:class-names="">AbstractKeySequenceMessageListener</text:span><text:span text:style-name="a7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49048in" svg:y1="2.45319in" draw:start-shape="id95" draw:start-glue-point="2" svg:x2="6.75064in" svg:y2="3.68231in" draw:end-shape="id98" draw:end-glue-point="0" draw:id="id99" draw:style-name="a744" draw:name="Straight Arrow Connector 25">
          <svg:title/>
          <svg:desc/>
        </draw:connector>
        <draw:connector draw:type="line" svg:x1="6.76191in" svg:y1="2.43153in" draw:start-shape="id96" draw:start-glue-point="2" svg:x2="6.75064in" svg:y2="3.68231in" draw:end-shape="id98" draw:end-glue-point="0" draw:id="id100" draw:style-name="a746" draw:name="Straight Arrow Connector 28">
          <svg:title/>
          <svg:desc/>
        </draw:connector>
        <draw:connector draw:type="line" svg:x1="9.9381in" svg:y1="2.33385in" draw:start-shape="id97" draw:start-glue-point="2" svg:x2="6.75064in" svg:y2="3.68231in" draw:end-shape="id98" draw:end-glue-point="0" draw:id="id101" draw:style-name="a748" draw:name="Straight Arrow Connector 31">
          <svg:title/>
          <svg:desc/>
        </draw:connector>
        <draw:frame draw:id="id102" draw:style-name="a753" draw:name="TextBox 45" svg:x="3.72684in" svg:y="2.91233in" svg:width="1.40238in" svg:height="0.40391in">
          <draw:text-box>
            <text:p text:style-name="a752" text:class-names="" text:cond-style-name=""><text:span text:style-name="a749" text:class-names="">doTask</text:span><text:span text:style-name="a750" text:class-names="">(M1)</text:span><text:span text:style-name="a751" text:class-names=""/></text:p>
          </draw:text-box>
          <svg:title/>
          <svg:desc/>
        </draw:frame>
        <draw:frame draw:id="id103" draw:style-name="a758" draw:name="TextBox 46" svg:x="6.29112in" svg:y="2.80069in" svg:width="1.40238in" svg:height="0.40391in">
          <draw:text-box>
            <text:p text:style-name="a757" text:class-names="" text:cond-style-name=""><text:span text:style-name="a754" text:class-names="">doTask</text:span><text:span text:style-name="a755" text:class-names="">(M2)</text:span><text:span text:style-name="a756" text:class-names=""/></text:p>
          </draw:text-box>
          <svg:title/>
          <svg:desc/>
        </draw:frame>
        <draw:frame draw:id="id104" draw:style-name="a763" draw:name="TextBox 47" svg:x="8.53572in" svg:y="2.69991in" svg:width="1.40238in" svg:height="0.40391in">
          <draw:text-box>
            <text:p text:style-name="a762" text:class-names="" text:cond-style-name=""><text:span text:style-name="a759" text:class-names="">doTask</text:span><text:span text:style-name="a760" text:class-names="">(M4)</text:span><text:span text:style-name="a761" text:class-names=""/></text:p>
          </draw:text-box>
          <svg:title/>
          <svg:desc/>
        </draw:frame>
      </draw:page>
      <draw:page draw:name="Slide3" draw:style-name="a764" draw:master-page-name="Master1-Layout1-title-Title-Slide" presentation:presentation-page-layout-name="Master1-PPL1" draw:id="Slide-258">
        <draw:custom-shape svg:x="3.32597in" svg:y="1.95931in" svg:width="6.48571in" svg:height="0.68968in" draw:id="id105" draw:style-name="a768" draw:name="Rectangle 7">
          <svg:title/>
          <svg:desc/>
          <text:p text:style-name="a767" text:class-names="" text:cond-style-name=""><text:span text:style-name="a765" text:class-names="">AbstractKeySequenceMessageListener</text:span><text:span text:style-name="a7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6" draw:name="Table 4" svg:x="9.58312in" svg:y="3.90019in" svg:width="1.88572in" svg:height="0.80556in">
          <table:table table:style-name="a76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70" table:default-cell-style-name=""/>
            <table:table-row table:style-name="a771" table:default-cell-style-name="">
              <table:table-cell table:style-name="a776">
                <text:list text:style-name="a775">
                  <text:list-item>
                    <text:p text:style-name="a774" text:class-names="" text:cond-style-name=""><text:span text:style-name="a772" text:class-names="">MQueue</text:span><text:span text:style-name="a773" text:class-names=""/></text:p>
                  </text:list-item>
                </text:list>
              </table:table-cell>
            </table:table-row>
            <table:table-row table:style-name="a777" table:default-cell-style-name="">
              <table:table-cell table:style-name="a782">
                <text:list text:style-name="a781">
                  <text:list-item>
                    <text:p text:style-name="a780" text:class-names="" text:cond-style-name=""><text:span text:style-name="a778" text:class-names="">…</text:span><text:span text:style-name="a779" text:class-names=""/></text:p>
                  </text:list-item>
                </text:list>
              </table:table-cell>
            </table:table-row>
          </table:table>
          <draw:image xlink:href="media/image14.png" xlink:type="simple" xlink:show="embed" xlink:actuate="onLoad"/>
          <svg:title/>
          <svg:desc/>
        </draw:frame>
        <draw:connector draw:type="line" svg:x1="6.56882in" svg:y1="2.64899in" draw:start-shape="id105" draw:start-glue-point="2" svg:x2="10.52598in" svg:y2="3.90019in" draw:end-shape="id106" draw:end-glue-point="0" draw:id="id107" draw:style-name="a784" draw:name="Straight Arrow Connector 26">
          <svg:title/>
          <svg:desc/>
        </draw:connector>
        <draw:frame draw:id="id108" draw:style-name="a788" draw:name="TextBox 29" svg:x="8.23696in" svg:y="3.25086in" svg:width="2.76045in" svg:height="0.40391in">
          <draw:text-box>
            <text:p text:style-name="a787" text:class-names="" text:cond-style-name=""><text:span text:style-name="a785" text:class-names="">acknowledge()/commit()</text:span><text:span text:style-name="a786" text:class-names=""/></text:p>
          </draw:text-box>
          <svg:title/>
          <svg:desc/>
        </draw:frame>
        <draw:frame draw:id="id109" draw:name="Table 4" svg:x="0.92163in" svg:y="4.08508in" svg:width="1.88572in" svg:height="1.51112in">
          <table:table table:style-name="a78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90" table:default-cell-style-name=""/>
            <table:table-row table:style-name="a791" table:default-cell-style-name="">
              <table:table-cell table:style-name="a796">
                <text:list text:style-name="a795">
                  <text:list-item>
                    <text:p text:style-name="a794" text:class-names="" text:cond-style-name=""><text:span text:style-name="a792" text:class-names="">Internal Queue K1</text:span><text:span text:style-name="a793" text:class-names=""/></text:p>
                  </text:list-item>
                </text:list>
              </table:table-cell>
            </table:table-row>
            <table:table-row table:style-name="a797" table:default-cell-style-name="">
              <table:table-cell table:style-name="a802">
                <text:list text:style-name="a801">
                  <text:list-item>
                    <text:p text:style-name="a800" text:class-names="" text:cond-style-name=""><text:span text:style-name="a798" text:class-names="">M5 – K1</text:span><text:span text:style-name="a799" text:class-names=""/></text:p>
                  </text:list-item>
                </text:list>
              </table:table-cell>
            </table:table-row>
            <table:table-row table:style-name="a803" table:default-cell-style-name="">
              <table:table-cell table:style-name="a808">
                <text:list text:style-name="a807">
                  <text:list-item>
                    <text:p text:style-name="a806" text:class-names="" text:cond-style-name=""><text:span text:style-name="a804" text:class-names="">M3 – K1</text:span><text:span text:style-name="a805" text:class-names=""/></text:p>
                  </text:list-item>
                </text:list>
              </table:table-cell>
            </table:table-row>
          </table:table>
          <draw:image xlink:href="media/image15.png" xlink:type="simple" xlink:show="embed" xlink:actuate="onLoad"/>
          <svg:title/>
          <svg:desc/>
        </draw:frame>
        <draw:frame draw:id="id110" draw:name="Table 4" svg:x="4.14545in" svg:y="4.08508in" svg:width="1.88572in" svg:height="1.10556in">
          <table:table table:style-name="a80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10" table:default-cell-style-name=""/>
            <table:table-row table:style-name="a811" table:default-cell-style-name="">
              <table:table-cell table:style-name="a816">
                <text:list text:style-name="a815">
                  <text:list-item>
                    <text:p text:style-name="a814" text:class-names="" text:cond-style-name=""><text:span text:style-name="a812" text:class-names="">Internal Queue K2</text:span><text:span text:style-name="a813" text:class-names=""/></text:p>
                  </text:list-item>
                </text:list>
              </table:table-cell>
            </table:table-row>
            <table:table-row table:style-name="a817" table:default-cell-style-name="">
              <table:table-cell table:style-name="a821">
                <text:p text:style-name="a820" text:class-names="" text:cond-style-name=""><text:span text:style-name="a818" text:class-names="">M6 – K2</text:span><text:span text:style-name="a819" text:class-names=""/></text:p>
              </table:table-cell>
            </table:table-row>
          </table:table>
          <draw:image xlink:href="media/image16.png" xlink:type="simple" xlink:show="embed" xlink:actuate="onLoad"/>
          <svg:title/>
          <svg:desc/>
        </draw:frame>
        <draw:connector draw:type="line" svg:x1="6.56882in" svg:y1="2.64899in" draw:start-shape="id105" draw:start-glue-point="2" svg:x2="1.86449in" svg:y2="4.08508in" draw:end-shape="id109" draw:end-glue-point="0" draw:id="id111" draw:style-name="a823" draw:name="Straight Arrow Connector 26">
          <svg:title/>
          <svg:desc/>
        </draw:connector>
        <draw:connector draw:type="line" svg:x1="6.56882in" svg:y1="2.64899in" draw:start-shape="id105" draw:start-glue-point="2" svg:x2="5.08831in" svg:y2="4.08508in" draw:end-shape="id110" draw:end-glue-point="0" draw:id="id112" draw:style-name="a825" draw:name="Straight Arrow Connector 26">
          <svg:title/>
          <svg:desc/>
        </draw:connector>
        <draw:frame draw:id="id113" draw:style-name="a829" draw:name="TextBox 29" svg:x="3.55452in" svg:y="3.35457in" svg:width="0.58412in" svg:height="0.40391in">
          <draw:text-box>
            <text:p text:style-name="a828" text:class-names="" text:cond-style-name=""><text:span text:style-name="a826" text:class-names="">poll</text:span><text:span text:style-name="a827" text:class-names=""/></text:p>
          </draw:text-box>
          <svg:title/>
          <svg:desc/>
        </draw:frame>
        <draw:frame draw:id="id114" draw:style-name="a833" draw:name="TextBox 29" svg:x="5.13252in" svg:y="3.43765in" svg:width="0.58412in" svg:height="0.40391in">
          <draw:text-box>
            <text:p text:style-name="a832" text:class-names="" text:cond-style-name=""><text:span text:style-name="a830" text:class-names="">poll</text:span><text:span text:style-name="a831" text:class-names=""/></text:p>
          </draw:text-box>
          <svg:title/>
          <svg:desc/>
        </draw:frame>
        <draw:frame draw:id="id115" draw:name="Table 4" svg:x="6.85066in" svg:y="4.08508in" svg:width="1.88572in" svg:height="0.7in">
          <table:table table:style-name="a83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35" table:default-cell-style-name=""/>
            <table:table-row table:style-name="a836" table:default-cell-style-name="">
              <table:table-cell table:style-name="a841">
                <text:list text:style-name="a840">
                  <text:list-item>
                    <text:p text:style-name="a839" text:class-names="" text:cond-style-name=""><text:span text:style-name="a837" text:class-names="">Internal Queue K3</text:span><text:span text:style-name="a838" text:class-names=""/></text:p>
                  </text:list-item>
                </text:list>
              </table:table-cell>
            </table:table-row>
          </table:table>
          <draw:image xlink:href="media/image17.png" xlink:type="simple" xlink:show="embed" xlink:actuate="onLoad"/>
          <svg:title/>
          <svg:desc/>
        </draw:frame>
        <draw:frame draw:id="id116" draw:style-name="a845" draw:name="TextBox 29" svg:x="6.9925in" svg:y="3.44254in" svg:width="0.58412in" svg:height="0.40391in">
          <draw:text-box>
            <text:p text:style-name="a844" text:class-names="" text:cond-style-name=""><text:span text:style-name="a842" text:class-names="">poll</text:span><text:span text:style-name="a843" text:class-names=""/></text:p>
          </draw:text-box>
          <svg:title/>
          <svg:desc/>
        </draw:frame>
        <draw:connector draw:type="line" svg:x1="6.56882in" svg:y1="2.64899in" draw:start-shape="id105" draw:start-glue-point="2" svg:x2="7.79351in" svg:y2="4.08508in" draw:end-shape="id115" draw:end-glue-point="0" draw:id="id117" draw:style-name="a847" draw:name="Straight Arrow Connector 26">
          <svg:title/>
          <svg:desc/>
        </draw:connector>
        <draw:connector draw:type="line" svg:x1="7.18117in" svg:y1="3.90019in" svg:x2="8.73637in" svg:y2="5.05051in" draw:id="id118" draw:style-name="a848" draw:name="Straight Connector 49">
          <svg:title/>
          <svg:desc/>
        </draw:connector>
        <draw:connector draw:type="line" svg:x1="8.33117in" svg:y1="3.95394in" svg:x2="7.18117in" svg:y2="5.05051in" draw:id="id119" draw:style-name="a849" draw:name="Straight Connector 50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57">
      <style:table-cell-properties/>
    </style:style>
    <style:style style:family="table-cell" style:name="a36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8">
      <style:table-cell-properties fo:background-color="#cfd5ea"/>
    </style:style>
    <style:style style:family="table-cell" style:name="a36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9">
      <style:table-cell-properties/>
    </style:style>
    <style:style style:family="table-cell" style:name="a36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0">
      <style:table-cell-properties fo:background-color="#cfd5ea"/>
    </style:style>
    <style:style style:family="table-cell" style:name="a35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6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824" svg:viewBox="0 0 20 30" svg:d="m10 0-10 30h20z"/>
    <draw:marker draw:name="a524" svg:viewBox="0 0 20 30" svg:d="m10 0-10 30h20z"/>
    <draw:marker draw:name="a526" svg:viewBox="0 0 20 30" svg:d="m10 0-10 30h20z"/>
    <draw:marker draw:name="a743" svg:viewBox="0 0 20 30" svg:d="m10 0-10 30h20z"/>
    <draw:marker draw:name="a745" svg:viewBox="0 0 20 30" svg:d="m10 0-10 30h20z"/>
    <draw:marker draw:name="a677" svg:viewBox="0 0 20 30" svg:d="m10 0-10 30h20z"/>
    <draw:marker draw:name="a783" svg:viewBox="0 0 20 30" svg:d="m10 0-10 30h20z"/>
    <draw:marker draw:name="a747" svg:viewBox="0 0 20 30" svg:d="m10 0-10 30h20z"/>
    <draw:marker draw:name="a591" svg:viewBox="0 0 20 30" svg:d="m10 0-10 30h20z"/>
    <draw:marker draw:name="a661" svg:viewBox="0 0 20 30" svg:d="m10 0-10 30h20z"/>
    <draw:marker draw:name="a626" svg:viewBox="0 0 20 30" svg:d="m10 0-10 30h20z"/>
    <draw:marker draw:name="a846" svg:viewBox="0 0 20 30" svg:d="m10 0-10 30h20z"/>
    <draw:marker draw:name="a424" svg:viewBox="0 0 20 30" svg:d="m10 0-10 30h20z"/>
    <draw:marker draw:name="a426" svg:viewBox="0 0 20 30" svg:d="m10 0-10 30h20z"/>
    <draw:marker draw:name="a428" svg:viewBox="0 0 20 30" svg:d="m10 0-10 30h20z"/>
    <draw:marker draw:name="a822" svg:viewBox="0 0 20 30" svg:d="m10 0-10 30h20z"/>
    <draw:marker draw:name="a522" svg:viewBox="0 0 20 30" svg:d="m10 0-10 30h20z"/>
    <table:table-template table:name="{5C22544A-7EE6-4342-B048-85BDC9FD1C3A}">
      <table:first-row table:style-name="a361" table:paragraph-style-name=""/>
      <table:last-row table:style-name="a362" table:paragraph-style-name=""/>
      <table:first-column table:style-name="a363" table:paragraph-style-name=""/>
      <table:last-column table:style-name="a364" table:paragraph-style-name=""/>
      <table:body table:style-name="a356" table:paragraph-style-name=""/>
      <table:even-rows table:style-name="a359" table:paragraph-style-name=""/>
      <table:odd-rows table:style-name="a360" table:paragraph-style-name=""/>
      <table:even-columns table:style-name="a357" table:paragraph-style-name=""/>
      <table:odd-columns table:style-name="a35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9/05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09/05/2021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9/05/2021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09/05/2021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09/05/2021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09/05/2021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09/05/2021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09/05/2021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09/05/2021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09/05/2021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09/05/2021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09/05/2021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Filipe Silva</meta:initial-creator>
    <dc:creator>Filipe Silva</dc:creator>
    <meta:creation-date>2021-05-09T21:45:28Z</meta:creation-date>
    <dc:date>2021-05-09T22:53:54Z</dc:date>
    <meta:editing-cycles>1</meta:editing-cycles>
    <meta:editing-duration>PT1954S</meta:editing-duration>
    <meta:document-statistic meta:paragraph-count="76" meta:word-count="195"/>
  </office:meta>
</office:document-meta>
</file>